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officeooo:rsid="00169a1a" officeooo:paragraph-rsid="00169a1a"/>
    </style:style>
    <style:style style:name="P2" style:family="paragraph" style:parent-style-name="Standard">
      <style:paragraph-properties fo:text-align="start" style:justify-single-word="false"/>
      <style:text-properties style:font-name="Liberation Sans1" officeooo:rsid="00169a1a" officeooo:paragraph-rsid="00169a1a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iberation Sans1" officeooo:rsid="00169a1a" officeooo:paragraph-rsid="00169a1a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Liberation Sans1" officeooo:rsid="00169a1a" officeooo:paragraph-rsid="00169a1a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Liberation Sans1" officeooo:rsid="00169a1a" officeooo:paragraph-rsid="00169a1a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Liberation Sans1" officeooo:rsid="00169a1a" officeooo:paragraph-rsid="00169a1a"/>
    </style:style>
    <style:style style:name="P7" style:family="paragraph" style:parent-style-name="Standard" style:list-style-name="L6">
      <style:paragraph-properties fo:text-align="start" style:justify-single-word="false"/>
      <style:text-properties style:font-name="Liberation Sans1" officeooo:rsid="00169a1a" officeooo:paragraph-rsid="00169a1a"/>
    </style:style>
    <style:style style:name="P8" style:family="paragraph" style:parent-style-name="Standard" style:list-style-name="L7">
      <style:paragraph-properties fo:text-align="start" style:justify-single-word="false"/>
      <style:text-properties style:font-name="Liberation Sans1" officeooo:rsid="00169a1a" officeooo:paragraph-rsid="00169a1a"/>
    </style:style>
    <style:style style:name="P9" style:family="paragraph" style:parent-style-name="Standard" style:list-style-name="L8">
      <style:paragraph-properties fo:text-align="start" style:justify-single-word="false"/>
      <style:text-properties style:font-name="Liberation Sans1" officeooo:rsid="00169a1a" officeooo:paragraph-rsid="00169a1a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Liberation Sans1" officeooo:rsid="00169a1a" officeooo:paragraph-rsid="00169a1a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trying to gather information on some stimuli for a new study. Thank you for your help!</text:p>
      <text:p text:style-name="P1"/>
      <text:p text:style-name="P1">The following are a series of lyrics taken from songs you've likely never heard. In each pair, one lyric has been modified. </text:p>
      <text:p text:style-name="P1"/>
      <text:p text:style-name="P10">Within each pair, please <text:span text:style-name="T1">circle</text:span> which lyric you think is the original, unmodified lyric. </text:p>
      <text:p text:style-name="P1"/>
      <text:p text:style-name="P2">1.</text:p>
      <text:list xml:id="list6915277898817539365" text:style-name="L2">
        <text:list-item>
          <text:p text:style-name="P3">But don't rush me now, I can hear you coming</text:p>
          <text:p text:style-name="P3"/>
        </text:list-item>
        <text:list-item>
          <text:p text:style-name="P3">But don't rush me now, I can hear you calling</text:p>
        </text:list-item>
      </text:list>
      <text:p text:style-name="P2"/>
      <text:p text:style-name="P2"/>
      <text:p text:style-name="P2">2.</text:p>
      <text:list xml:id="list6428478150908784613" text:style-name="L3">
        <text:list-item>
          <text:p text:style-name="P4">They said be there at 8, we're gonna be late, don't it feel great?</text:p>
          <text:p text:style-name="P4"/>
        </text:list-item>
        <text:list-item>
          <text:p text:style-name="P4">We're gonna be late, we’ll meet you at 8, don't it feel great?</text:p>
        </text:list-item>
      </text:list>
      <text:p text:style-name="P2"/>
      <text:p text:style-name="P2"/>
      <text:p text:style-name="P2">3.</text:p>
      <text:list xml:id="list2925762876847204837" text:style-name="L4">
        <text:list-item>
          <text:p text:style-name="P5">Look out the window now, I can see you comin'</text:p>
          <text:p text:style-name="P5"/>
        </text:list-item>
        <text:list-item>
          <text:p text:style-name="P5">Look in the mirror now, I can see you stallin'</text:p>
        </text:list-item>
      </text:list>
      <text:p text:style-name="P2"/>
      <text:p text:style-name="P2"/>
      <text:p text:style-name="P2">4.</text:p>
      <text:list xml:id="list2073304688344312960" text:style-name="L5">
        <text:list-item>
          <text:p text:style-name="P6">20th century you mean so much to me</text:p>
          <text:p text:style-name="P6"/>
        </text:list-item>
        <text:list-item>
          <text:p text:style-name="P6">21st century you mean so much to me</text:p>
        </text:list-item>
      </text:list>
      <text:p text:style-name="P2"/>
      <text:p text:style-name="P2"/>
      <text:p text:style-name="P2">5.</text:p>
      <text:list xml:id="list3224712139067205236" text:style-name="L6">
        <text:list-item>
          <text:p text:style-name="P7">Is this the way we terrorize our children's future now</text:p>
          <text:p text:style-name="P7"/>
        </text:list-item>
        <text:list-item>
          <text:p text:style-name="P7">Is this the way we thought we'd always terrorize our children's future now</text:p>
        </text:list-item>
      </text:list>
      <text:p text:style-name="P2"/>
      <text:p text:style-name="P2"/>
      <text:p text:style-name="P2">6.</text:p>
      <text:list xml:id="list6857895252580455270" text:style-name="L7">
        <text:list-item>
          <text:p text:style-name="P8">All you do is shout, all you do is scream</text:p>
          <text:p text:style-name="P8"/>
        </text:list-item>
        <text:list-item>
          <text:p text:style-name="P8">All we do is shout, all we do is scream</text:p>
        </text:list-item>
      </text:list>
      <text:p text:style-name="P2"/>
      <text:p text:style-name="P2"/>
      <text:p text:style-name="P2">7.</text:p>
      <text:list xml:id="list7487968559485281638" text:style-name="L8">
        <text:list-item>
          <text:p text:style-name="P9">Teach me how you do it, baby please go through it</text:p>
          <text:p text:style-name="P9"/>
        </text:list-item>
        <text:list-item>
          <text:p text:style-name="P9">Teach me how you do it, baby please don't chew 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4-25T15:23:11.770946000</meta:creation-date>
    <dc:date>2017-04-25T15:28:26.691002000</dc:date>
    <dc:creator>A Sternin</dc:creator>
    <meta:editing-duration>PT5M23S</meta:editing-duration>
    <meta:editing-cycles>1</meta:editing-cycles>
    <meta:document-statistic meta:table-count="0" meta:image-count="0" meta:object-count="0" meta:page-count="1" meta:paragraph-count="31" meta:word-count="230" meta:character-count="1023" meta:non-whitespace-character-count="836"/>
    <meta:generator>LibreOffice/5.2.3.3$MacOSX_X86_64 LibreOffice_project/d54a8868f08a7b39642414cf2c8ef2f228f780cf</meta:generator>
  </office:meta>
</office:document-meta>
</file>